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betan Machine Uni1" svg:font-family="'Tibetan Machine Un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PMincho" svg:font-family="IPAPMincho" style:font-family-generic="system" style:font-pitch="variable"/>
    <style:font-face style:name="TakaoPGothic" svg:font-family="TakaoPGothic" style:font-family-generic="system" style:font-pitch="variable"/>
    <style:font-face style:name="Tibetan Machine Uni" svg:font-family="'Tibetan Machine Uni'" style:font-family-generic="system" style:font-pitch="variable"/>
  </office:font-face-decls>
  <office:automatic-styles>
    <style:style style:name="P1" style:family="paragraph" style:parent-style-name="Standard">
      <style:text-properties officeooo:rsid="00184a71" officeooo:paragraph-rsid="00184a71"/>
    </style:style>
    <style:style style:name="P2" style:family="paragraph" style:parent-style-name="Standard">
      <style:text-properties fo:font-weight="bold" officeooo:rsid="00184a71" officeooo:paragraph-rsid="00184a71" style:font-weight-asian="bold" style:font-weight-complex="bold"/>
    </style:style>
    <style:style style:name="P3" style:family="paragraph" style:parent-style-name="Standard">
      <style:text-properties fo:font-weight="bold" officeooo:rsid="00196469" officeooo:paragraph-rsid="00196469" style:font-weight-asian="bold" style:font-weight-complex="bold"/>
    </style:style>
    <style:style style:name="P4" style:family="paragraph" style:parent-style-name="Standard">
      <style:text-properties officeooo:rsid="00196469" officeooo:paragraph-rsid="00196469"/>
    </style:style>
    <style:style style:name="P5" style:family="paragraph" style:parent-style-name="Standard">
      <style:text-properties officeooo:rsid="00184a71" officeooo:paragraph-rsid="00184a71"/>
    </style:style>
    <style:style style:name="P6" style:family="paragraph" style:parent-style-name="Standard">
      <style:text-properties officeooo:rsid="001c4f8b" officeooo:paragraph-rsid="001c4f8b"/>
    </style:style>
    <style:style style:name="P7" style:family="paragraph" style:parent-style-name="Standard">
      <style:text-properties fo:font-weight="bold" officeooo:rsid="001c4f8b" officeooo:paragraph-rsid="001c4f8b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Gulp code 1</text:p>
      <text:p text:style-name="P1"/>
      <text:p text:style-name="P6">var gulp = require('gulp');</text:p>
      <text:p text:style-name="P6">watch = require('gulp-watch');</text:p>
      <text:p text:style-name="P6"/>
      <text:p text:style-name="P6">gulp.task('html', function() {</text:p>
      <text:p text:style-name="P6"><text:s text:c="2"/>console.log("Imagine something usefull being done to your HTML here.");</text:p>
      <text:p text:style-name="P6">});</text:p>
      <text:p text:style-name="P6"/>
      <text:p text:style-name="P6">gulp.task('styles', function() {</text:p>
      <text:p text:style-name="P6"><text:s text:c="2"/>console.log("Imagine Sass or Postcss tasks running here.");</text:p>
      <text:p text:style-name="P6">});</text:p>
      <text:p text:style-name="P6"/>
      <text:p text:style-name="P6">gulp.task('watch', function() {</text:p>
      <text:p text:style-name="P6"/>
      <text:p text:style-name="P6">watch('./app/index.html', function() {</text:p>
      <text:p text:style-name="P6">gulp.start('html');</text:p>
      <text:p text:style-name="P6">});</text:p>
      <text:p text:style-name="P6">watch('./app/assets/styles/**/*.css', function() {</text:p>
      <text:p text:style-name="P6"><text:s text:c="2"/>gulp.start('styles');</text:p>
      <text:p text:style-name="P6">})</text:p>
      <text:p text:style-name="P6"/>
      <text:p text:style-name="P6">});</text:p>
      <text:p text:style-name="P1"/>
      <text:p text:style-name="P7">Gulp code 2</text:p>
      <text:p text:style-name="P1"/>
      <text:p text:style-name="P1"/>
      <text:p text:style-name="P1"><text:s text:c="2"/></text:p>
      <text:p text:style-name="P2">Responsive images 28 -33 line </text:p>
      <text:p text:style-name="P1"/>
      <text:p text:style-name="P1">&lt;picture&gt;</text:p>
      <text:p text:style-name="P1"><text:s text:c="5"/>&lt;source srcset="assets/images/hero--large-i.jpg 1920w, assets/images/hero--large-hi-dpi-i.jpg 3840w" media="(min-width: 1380px)"&gt;</text:p>
      <text:p text:style-name="P1"><text:s text:c="5"/>&lt;source srcset="assets/images/hero--medium-i.jpg 1380w, assets/images/hero--medium-hi-dpi-i.jpg 2760w" media="(min-width: 990px)"&gt;</text:p>
      <text:p text:style-name="P1"><text:s text:c="5"/>&lt;source srcset="assets/images/hero--small-i.jpg 990w, assets/images/hero--small-hi-dpi-i.jpg 1980w" media="(min-width: 640px)"&gt;</text:p>
      <text:p text:style-name="P1"><text:s text:c="5"/>&lt;img srcset="assets/images/hero--smaller-i.jpg 640w, assets/images/hero--smaller-hi-dpi-i.jpg 1280w" alt="Coastal view of ocean and mountains"&gt;</text:p>
      <text:p text:style-name="P1"><text:s text:c="4"/>&lt;/picture&gt;</text:p>
      <text:p text:style-name="P1"/>
      <text:p text:style-name="P3">Styling large-hero text-content for smaller screens</text:p>
      <text:p text:style-name="P4"/>
      <text:p text:style-name="P4">.wrapper {</text:p>
      <text:p text:style-name="P4"><text:s text:c="2"/>padding-left: 10px;</text:p>
      <text:p text:style-name="P4"><text:s text:c="2"/>padding-right: 18px;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betan Machine Uni1" svg:font-family="'Tibetan Machine Un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PMincho" svg:font-family="IPAPMincho" style:font-family-generic="system" style:font-pitch="variable"/>
    <style:font-face style:name="TakaoPGothic" svg:font-family="TakaoPGothic" style:font-family-generic="system" style:font-pitch="variable"/>
    <style:font-face style:name="Tibetan Machine Uni" svg:font-family="'Tibetan Machine Un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PMincho" style:font-size-asian="10.5pt" style:language-asian="ja" style:country-asian="JP" style:font-name-complex="Tibetan Machine Uni" style:font-size-complex="12pt" style:language-complex="bo" style:country-complex="C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IPAPMincho" style:font-size-asian="10.5pt" style:language-asian="ja" style:country-asian="JP" style:font-name-complex="Tibetan Machine Uni" style:font-size-complex="12pt" style:language-complex="bo" style:country-complex="C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ibetan Machine Uni" style:font-family-complex="'Tibetan Machine Un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ibetan Machine Uni1" style:font-family-complex="'Tibetan Machine Un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ibetan Machine Uni1" style:font-family-complex="'Tibetan Machine Un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ibetan Machine Uni1" style:font-family-complex="'Tibetan Machine Un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5:05:39.376606505</meta:creation-date>
    <dc:date>2019-06-22T14:27:56.476577813</dc:date>
    <meta:editing-duration>PT4M42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31" meta:word-count="111" meta:character-count="1159" meta:non-whitespace-character-count="1049"/>
  </office:meta>
</office:document-meta>
</file>